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une Rise" svg:font-family="'Dune Ris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une Rise" fo:font-weight="bold" officeooo:rsid="00072883" officeooo:paragraph-rsid="00163e8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e1400" officeooo:paragraph-rsid="001e1400"/>
    </style:style>
    <style:style style:name="P3" style:family="paragraph" style:parent-style-name="Standard">
      <style:paragraph-properties fo:text-align="justify" style:justify-single-word="false"/>
      <style:text-properties fo:font-size="10pt" officeooo:rsid="00483369" officeooo:paragraph-rsid="00483369"/>
    </style:style>
    <style:style style:name="P4" style:family="paragraph" style:parent-style-name="Standard">
      <style:paragraph-properties fo:text-align="justify" style:justify-single-word="false"/>
      <style:text-properties fo:font-size="10pt" officeooo:paragraph-rsid="00483369"/>
    </style:style>
    <style:style style:name="P5" style:family="paragraph" style:parent-style-name="Standard">
      <style:paragraph-properties fo:text-align="justify" style:justify-single-word="false"/>
      <style:text-properties fo:font-size="10pt" officeooo:rsid="001e1400" officeooo:paragraph-rsid="001e1400" style:font-size-asian="13.3000001907349pt" style:font-size-complex="13.3000001907349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596be5" style:font-size-asian="13.3000001907349pt" style:font-size-complex="13.3000001907349pt"/>
    </style:style>
    <style:style style:name="P7" style:family="paragraph" style:parent-style-name="Standard">
      <style:paragraph-properties fo:text-align="justify" style:justify-single-word="false"/>
      <style:text-properties fo:font-size="10pt" officeooo:paragraph-rsid="004b91d8" style:font-size-asian="13.3000001907349pt" style:font-size-complex="13.3000001907349pt"/>
    </style:style>
    <style:style style:name="P8" style:family="paragraph" style:parent-style-name="Standard">
      <style:paragraph-properties fo:text-align="justify" style:justify-single-word="false"/>
      <style:text-properties fo:font-size="10pt" officeooo:paragraph-rsid="00733203" style:font-size-asian="13.3000001907349pt" style:font-size-complex="13.3000001907349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777873" officeooo:paragraph-rsid="00777873" style:font-size-asian="13.3000001907349pt" style:font-size-complex="13.3000001907349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777873" officeooo:paragraph-rsid="00add455" style:font-size-asian="13.3000001907349pt" style:font-size-complex="13.3000001907349pt"/>
    </style:style>
    <style:style style:name="P11" style:family="paragraph" style:parent-style-name="Standard">
      <style:paragraph-properties fo:text-align="justify" style:justify-single-word="false"/>
      <style:text-properties fo:font-size="10pt" officeooo:rsid="006deaa9" officeooo:paragraph-rsid="00733203" style:font-size-asian="13.3000001907349pt" style:font-size-complex="13.3000001907349pt"/>
    </style:style>
    <style:style style:name="P12" style:family="paragraph" style:parent-style-name="Text_20_body">
      <style:paragraph-properties fo:text-align="justify" style:justify-single-word="false"/>
      <style:text-properties fo:font-size="10pt" officeooo:rsid="00848d58" officeooo:paragraph-rsid="00848d58" style:font-size-asian="13.3000001907349pt" style:font-size-complex="13.3000001907349pt"/>
    </style:style>
    <style:style style:name="P13" style:family="paragraph" style:parent-style-name="Standard">
      <style:paragraph-properties fo:text-align="start" style:justify-single-word="false"/>
      <style:text-properties fo:font-size="10pt"/>
    </style:style>
    <style:style style:name="P14" style:family="paragraph" style:parent-style-name="Standard">
      <style:paragraph-properties fo:text-align="start" style:justify-single-word="false"/>
      <style:text-properties fo:font-size="10pt" officeooo:paragraph-rsid="000e3a23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1007ed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422ddc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113c50"/>
    </style:style>
    <style:style style:name="P18" style:family="paragraph" style:parent-style-name="Standard">
      <style:paragraph-properties fo:text-align="start" style:justify-single-word="false"/>
      <style:text-properties fo:font-size="10pt" officeooo:paragraph-rsid="000e3a23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paragraph-rsid="000ff590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0pt" fo:font-weight="normal" officeooo:rsid="002883f0" officeooo:paragraph-rsid="004b91d8" style:font-size-asian="13.3000001907349pt" style:font-weight-asian="normal" style:font-size-complex="13.3000001907349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0000" loext:opacity="100%" fo:font-size="10pt" fo:font-weight="normal" officeooo:rsid="002da3c1" officeooo:paragraph-rsid="004b91d8" style:font-size-asian="13.3000001907349pt" style:font-weight-asian="normal" style:font-size-complex="13.3000001907349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 fo:font-size="10pt" fo:font-weight="normal" officeooo:rsid="0052af17" officeooo:paragraph-rsid="0052af17" style:font-size-asian="13.3000001907349pt" style:font-weight-asian="normal" style:font-size-complex="13.3000001907349pt" style:font-weight-complex="normal"/>
    </style:style>
    <style:style style:name="P23" style:family="paragraph" style:parent-style-name="Heading_20_4">
      <style:text-properties fo:font-size="9.30000019073486pt" fo:font-style="normal" officeooo:rsid="00578230" style:font-size-asian="13.3000001907349pt" style:font-style-asian="normal" style:font-size-complex="13.3000001907349pt" style:font-style-complex="normal"/>
    </style:style>
    <style:style style:name="P24" style:family="paragraph" style:parent-style-name="Heading_20_4">
      <style:text-properties fo:font-size="9.30000019073486pt" fo:font-style="normal" officeooo:rsid="00596be5" officeooo:paragraph-rsid="00596be5" style:font-size-asian="13.3000001907349pt" style:font-style-asian="normal" style:font-size-complex="13.3000001907349pt" style:font-style-complex="normal"/>
    </style:style>
    <style:style style:name="P25" style:family="paragraph" style:parent-style-name="Heading_20_4">
      <style:text-properties fo:font-size="9.30000019073486pt" fo:font-style="normal" style:font-size-asian="13.3000001907349pt" style:font-style-asian="normal" style:font-size-complex="13.3000001907349pt" style:font-style-complex="normal"/>
    </style:style>
    <style:style style:name="P26" style:family="paragraph" style:parent-style-name="Heading_20_4">
      <style:text-properties fo:font-size="11.3000001907349pt" style:font-size-asian="13.3000001907349pt" style:font-size-complex="13.3000001907349pt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0pt" officeooo:paragraph-rsid="00777873" style:font-size-asian="13.3000001907349pt" style:font-size-complex="13.3000001907349pt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0pt" officeooo:paragraph-rsid="006e6a39" style:font-size-asian="13.3000001907349pt" style:font-size-complex="13.3000001907349pt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0pt" officeooo:paragraph-rsid="00713db3" style:font-size-asian="13.3000001907349pt" style:font-size-complex="13.3000001907349pt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0pt" officeooo:paragraph-rsid="007ec4dc" style:font-size-asian="13.3000001907349pt" style:font-size-complex="13.3000001907349pt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0pt" officeooo:rsid="006e6a39" officeooo:paragraph-rsid="006e6a39" style:font-size-asian="13.3000001907349pt" style:font-size-complex="13.3000001907349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0pt" officeooo:paragraph-rsid="006e6a39" style:font-size-asian="13.3000001907349pt" style:font-size-complex="13.3000001907349pt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0pt" officeooo:rsid="006ce7f1" officeooo:paragraph-rsid="00713db3" style:font-size-asian="13.3000001907349pt" style:font-size-complex="13.3000001907349pt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0pt" officeooo:rsid="007ec4dc" officeooo:paragraph-rsid="007ec4dc" style:font-size-asian="13.3000001907349pt" style:font-size-complex="13.3000001907349pt"/>
    </style:style>
    <style:style style:name="T1" style:family="text">
      <style:text-properties officeooo:rsid="00072883"/>
    </style:style>
    <style:style style:name="T2" style:family="text">
      <style:text-properties fo:font-weight="bold" officeooo:rsid="00072883" style:font-weight-asian="bold" style:font-weight-complex="bold"/>
    </style:style>
    <style:style style:name="T3" style:family="text">
      <style:text-properties officeooo:rsid="000854b7"/>
    </style:style>
    <style:style style:name="T4" style:family="text">
      <style:text-properties officeooo:rsid="000aafc6"/>
    </style:style>
    <style:style style:name="T5" style:family="text">
      <style:text-properties officeooo:rsid="000bc81c"/>
    </style:style>
    <style:style style:name="T6" style:family="text">
      <style:text-properties officeooo:rsid="000ccf0d"/>
    </style:style>
    <style:style style:name="T7" style:family="text">
      <style:text-properties officeooo:rsid="000e3a23"/>
    </style:style>
    <style:style style:name="T8" style:family="text">
      <style:text-properties officeooo:rsid="000ff590"/>
    </style:style>
    <style:style style:name="T9" style:family="text">
      <style:text-properties officeooo:rsid="00113c50"/>
    </style:style>
    <style:style style:name="T10" style:family="text">
      <style:text-properties officeooo:rsid="0018da04"/>
    </style:style>
    <style:style style:name="T11" style:family="text">
      <style:text-properties style:font-name="DejaVu Sans Mono" fo:font-size="8pt"/>
    </style:style>
    <style:style style:name="T12" style:family="text">
      <style:text-properties style:font-name="DejaVu Sans Mono" fo:font-size="8pt" fo:font-weight="bold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8pt" fo:font-weight="bold" officeooo:rsid="000e3a23" style:font-size-asian="10pt" style:font-weight-asian="bold" style:font-size-complex="10pt" style:font-weight-complex="bold"/>
    </style:style>
    <style:style style:name="T14" style:family="text">
      <style:text-properties style:font-name="DejaVu Sans Mono" fo:font-size="8pt" fo:font-weight="bold" style:font-weight-asian="bold" style:font-weight-complex="bold"/>
    </style:style>
    <style:style style:name="T15" style:family="text">
      <style:text-properties style:font-name="DejaVu Sans Mono" fo:font-size="8pt" fo:font-weight="bold" officeooo:rsid="000e3a23" style:font-weight-asian="bold" style:font-weight-complex="bold"/>
    </style:style>
    <style:style style:name="T16" style:family="text">
      <style:text-properties style:font-name="DejaVu Sans Mono" fo:font-size="8pt" style:font-size-asian="10pt" style:font-size-complex="10pt"/>
    </style:style>
    <style:style style:name="T17" style:family="text">
      <style:text-properties style:font-name="DejaVu Sans Mono" fo:font-size="8pt" officeooo:rsid="000e3a23" style:font-size-asian="10pt" style:font-size-complex="10pt"/>
    </style:style>
    <style:style style:name="T18" style:family="text">
      <style:text-properties style:font-name="DejaVu Sans Mono" fo:font-size="8pt" officeooo:rsid="000e3a23"/>
    </style:style>
    <style:style style:name="T19" style:family="text">
      <style:text-properties officeooo:rsid="0020ac8e"/>
    </style:style>
    <style:style style:name="T20" style:family="text">
      <style:text-properties officeooo:rsid="002426ea"/>
    </style:style>
    <style:style style:name="T21" style:family="text">
      <style:text-properties officeooo:rsid="002883f0"/>
    </style:style>
    <style:style style:name="T22" style:family="text">
      <style:text-properties officeooo:rsid="0028b748"/>
    </style:style>
    <style:style style:name="T23" style:family="text">
      <style:text-properties officeooo:rsid="002b9d3c"/>
    </style:style>
    <style:style style:name="T24" style:family="text">
      <style:text-properties officeooo:rsid="0031cb07"/>
    </style:style>
    <style:style style:name="T25" style:family="text">
      <style:text-properties officeooo:rsid="00336d66"/>
    </style:style>
    <style:style style:name="T26" style:family="text">
      <style:text-properties officeooo:rsid="003665b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426ea" style:font-style-asian="italic" style:font-style-complex="italic"/>
    </style:style>
    <style:style style:name="T29" style:family="text">
      <style:text-properties fo:font-style="italic" officeooo:rsid="002883f0" style:font-style-asian="italic" style:font-style-complex="italic"/>
    </style:style>
    <style:style style:name="T30" style:family="text">
      <style:text-properties fo:font-style="italic" officeooo:rsid="005371ff" style:font-style-asian="italic" style:font-style-complex="italic"/>
    </style:style>
    <style:style style:name="T31" style:family="text">
      <style:text-properties fo:font-style="italic" officeooo:rsid="006e6a39" style:font-style-asian="italic" style:font-style-complex="italic"/>
    </style:style>
    <style:style style:name="T32" style:family="text">
      <style:text-properties fo:font-style="italic" officeooo:rsid="007bf283" style:font-style-asian="italic" style:font-style-complex="italic"/>
    </style:style>
    <style:style style:name="T33" style:family="text">
      <style:text-properties fo:font-style="italic" officeooo:rsid="007ec4dc" style:font-style-asian="italic" style:font-style-complex="italic"/>
    </style:style>
    <style:style style:name="T34" style:family="text">
      <style:text-properties fo:font-style="italic" officeooo:rsid="00848d58" style:font-style-asian="italic" style:font-style-complex="italic"/>
    </style:style>
    <style:style style:name="T35" style:family="text">
      <style:text-properties fo:font-style="italic" officeooo:rsid="008ad37d" style:font-style-asian="italic" style:font-style-complex="italic"/>
    </style:style>
    <style:style style:name="T36" style:family="text">
      <style:text-properties fo:font-style="italic" officeooo:rsid="00add455" style:font-style-asian="italic" style:font-style-complex="italic"/>
    </style:style>
    <style:style style:name="T37" style:family="text">
      <style:text-properties officeooo:rsid="003f52ad"/>
    </style:style>
    <style:style style:name="T38" style:family="text">
      <style:text-properties officeooo:rsid="004b91d8"/>
    </style:style>
    <style:style style:name="T39" style:family="text">
      <style:text-properties fo:color="#000000" loext:opacity="100%" fo:language="en" fo:country="US" officeooo:rsid="00072883"/>
    </style:style>
    <style:style style:name="T40" style:family="text">
      <style:text-properties fo:color="#000000" loext:opacity="100%" fo:language="en" fo:country="US" officeooo:rsid="00483369"/>
    </style:style>
    <style:style style:name="T41" style:family="text">
      <style:text-properties fo:color="#000000" loext:opacity="100%" officeooo:rsid="00072883"/>
    </style:style>
    <style:style style:name="T42" style:family="text">
      <style:text-properties fo:color="#000000" loext:opacity="100%" officeooo:rsid="0031cb89"/>
    </style:style>
    <style:style style:name="T43" style:family="text">
      <style:text-properties officeooo:rsid="004cac3e"/>
    </style:style>
    <style:style style:name="T44" style:family="text">
      <style:text-properties officeooo:rsid="004d9d1d"/>
    </style:style>
    <style:style style:name="T45" style:family="text">
      <style:text-properties officeooo:rsid="004fdc42"/>
    </style:style>
    <style:style style:name="T46" style:family="text">
      <style:text-properties officeooo:rsid="005371ff"/>
    </style:style>
    <style:style style:name="T47" style:family="text">
      <style:text-properties officeooo:rsid="0053d721"/>
    </style:style>
    <style:style style:name="T48" style:family="text">
      <style:text-properties officeooo:rsid="00564bf0"/>
    </style:style>
    <style:style style:name="T49" style:family="text">
      <style:text-properties officeooo:rsid="00594006"/>
    </style:style>
    <style:style style:name="T50" style:family="text">
      <style:text-properties officeooo:rsid="0063011c"/>
    </style:style>
    <style:style style:name="T51" style:family="text">
      <style:text-properties officeooo:rsid="00667d32"/>
    </style:style>
    <style:style style:name="T52" style:family="text">
      <style:text-properties officeooo:rsid="0067bafa"/>
    </style:style>
    <style:style style:name="T53" style:family="text">
      <style:text-properties officeooo:rsid="00698b6d"/>
    </style:style>
    <style:style style:name="T54" style:family="text">
      <style:text-properties officeooo:rsid="0069eecc"/>
    </style:style>
    <style:style style:name="T55" style:family="text">
      <style:text-properties officeooo:rsid="006c2827"/>
    </style:style>
    <style:style style:name="T56" style:family="text">
      <style:text-properties officeooo:rsid="006ce7f1"/>
    </style:style>
    <style:style style:name="T57" style:family="text">
      <style:text-properties officeooo:rsid="006e6a39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6e6a39" style:font-style-asian="normal" style:font-style-complex="normal"/>
    </style:style>
    <style:style style:name="T60" style:family="text">
      <style:text-properties officeooo:rsid="00733203"/>
    </style:style>
    <style:style style:name="T61" style:family="text">
      <style:text-properties officeooo:rsid="0074f33a"/>
    </style:style>
    <style:style style:name="T62" style:family="text">
      <style:text-properties officeooo:rsid="0075fd9c"/>
    </style:style>
    <style:style style:name="T63" style:family="text">
      <style:text-properties officeooo:rsid="0079a034"/>
    </style:style>
    <style:style style:name="T64" style:family="text">
      <style:text-properties officeooo:rsid="007a0783"/>
    </style:style>
    <style:style style:name="T65" style:family="text">
      <style:text-properties officeooo:rsid="007be9c2"/>
    </style:style>
    <style:style style:name="T66" style:family="text">
      <style:text-properties officeooo:rsid="007bf283"/>
    </style:style>
    <style:style style:name="T67" style:family="text">
      <style:text-properties officeooo:rsid="007e1b5f"/>
    </style:style>
    <style:style style:name="T68" style:family="text">
      <style:text-properties officeooo:rsid="007e8071"/>
    </style:style>
    <style:style style:name="T69" style:family="text">
      <style:text-properties officeooo:rsid="007ec4dc"/>
    </style:style>
    <style:style style:name="T70" style:family="text">
      <style:text-properties officeooo:rsid="00802b71"/>
    </style:style>
    <style:style style:name="T71" style:family="text">
      <style:text-properties officeooo:rsid="0081a647"/>
    </style:style>
    <style:style style:name="T72" style:family="text">
      <style:text-properties officeooo:rsid="00848d58"/>
    </style:style>
    <style:style style:name="T73" style:family="text">
      <style:text-properties officeooo:rsid="0089c784"/>
    </style:style>
    <style:style style:name="T74" style:family="text">
      <style:text-properties officeooo:rsid="008ad37d"/>
    </style:style>
    <style:style style:name="T75" style:family="text">
      <style:text-properties officeooo:rsid="008c8f76"/>
    </style:style>
    <style:style style:name="T76" style:family="text">
      <style:text-properties officeooo:rsid="008f6d68"/>
    </style:style>
    <style:style style:name="T77" style:family="text">
      <style:text-properties fo:font-size="10pt" style:font-size-asian="13.3000001907349pt" style:font-size-complex="13.3000001907349pt"/>
    </style:style>
    <style:style style:name="T78" style:family="text">
      <style:text-properties fo:font-size="10pt" officeooo:rsid="001f3a54" style:font-size-asian="13.3000001907349pt" style:font-size-complex="13.3000001907349pt"/>
    </style:style>
    <style:style style:name="T79" style:family="text">
      <style:text-properties fo:font-size="9.30000019073486pt" fo:font-style="italic" officeooo:rsid="00596be5" style:font-style-asian="italic" style:font-style-complex="italic"/>
    </style:style>
    <style:style style:name="T80" style:family="text">
      <style:text-properties fo:font-size="9.30000019073486pt" fo:font-style="italic" officeooo:rsid="005bfd59" style:font-style-asian="italic" style:font-style-complex="italic"/>
    </style:style>
    <style:style style:name="T81" style:family="text">
      <style:text-properties fo:font-size="9.30000019073486pt" fo:font-style="normal" officeooo:rsid="00596be5" style:font-style-asian="normal" style:font-style-complex="normal"/>
    </style:style>
    <style:style style:name="T82" style:family="text">
      <style:text-properties fo:font-size="9.30000019073486pt" fo:font-style="normal" officeooo:rsid="005a0eb2" style:font-style-asian="normal" style:font-style-complex="normal"/>
    </style:style>
    <style:style style:name="T83" style:family="text">
      <style:text-properties fo:font-size="9.30000019073486pt" fo:font-style="normal" officeooo:rsid="005ac561" style:font-style-asian="normal" style:font-style-complex="normal"/>
    </style:style>
    <style:style style:name="T84" style:family="text">
      <style:text-properties fo:font-size="9.30000019073486pt" fo:font-style="normal" officeooo:rsid="005bfd59" style:font-style-asian="normal" style:font-style-complex="normal"/>
    </style:style>
    <style:style style:name="T85" style:family="text">
      <style:text-properties fo:font-size="9.30000019073486pt" fo:font-style="normal" officeooo:rsid="005ff6c7" style:font-style-asian="normal" style:font-style-complex="normal"/>
    </style:style>
    <style:style style:name="T86" style:family="text">
      <style:text-properties fo:font-size="9.30000019073486pt" fo:font-style="normal" officeooo:rsid="0063ae3d" style:font-style-asian="normal" style:font-style-complex="normal"/>
    </style:style>
    <style:style style:name="T87" style:family="text">
      <style:text-properties fo:font-size="9.30000019073486pt" fo:font-style="normal" officeooo:rsid="006ce7f1" style:font-style-asian="normal" style:font-style-complex="normal"/>
    </style:style>
    <style:style style:name="T88" style:family="text">
      <style:text-properties fo:font-size="9.30000019073486pt" fo:font-style="normal" officeooo:rsid="0018da04" style:font-style-asian="normal" style:font-style-complex="normal"/>
    </style:style>
    <style:style style:name="T89" style:family="text">
      <style:text-properties fo:font-size="9.30000019073486pt" fo:font-style="normal" officeooo:rsid="005a5228" style:font-style-asian="normal" style:font-style-complex="normal"/>
    </style:style>
    <style:style style:name="T90" style:family="text">
      <style:text-properties fo:font-size="9.30000019073486pt" fo:font-style="normal" officeooo:rsid="009cd2ab" style:font-style-asian="normal" style:font-style-complex="normal"/>
    </style:style>
    <style:style style:name="T91" style:family="text">
      <style:text-properties fo:font-size="9.30000019073486pt" fo:font-style="normal" officeooo:rsid="00b28535" style:font-style-asian="normal" style:font-style-complex="normal"/>
    </style:style>
    <style:style style:name="T92" style:family="text">
      <style:text-properties officeooo:rsid="009e48fd"/>
    </style:style>
    <style:style style:name="T93" style:family="text">
      <style:text-properties officeooo:rsid="00a1fcae"/>
    </style:style>
    <style:style style:name="T94" style:family="text">
      <style:text-properties officeooo:rsid="00a395d3"/>
    </style:style>
    <style:style style:name="T95" style:family="text">
      <style:text-properties officeooo:rsid="00a4b631"/>
    </style:style>
    <style:style style:name="T96" style:family="text">
      <style:text-properties officeooo:rsid="00a6566b"/>
    </style:style>
    <style:style style:name="T97" style:family="text">
      <style:text-properties officeooo:rsid="00aa2d79"/>
    </style:style>
    <style:style style:name="T98" style:family="text">
      <style:text-properties officeooo:rsid="00add455"/>
    </style:style>
    <style:style style:name="T99" style:family="text">
      <style:text-properties officeooo:rsid="00af1f54"/>
    </style:style>
    <style:style style:name="T100" style:family="text">
      <style:text-properties officeooo:rsid="00b1f2a7"/>
    </style:style>
    <style:style style:name="T101" style:family="text">
      <style:text-properties officeooo:rsid="00b52331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ese Mini-Erweiterung führt zwei neue Spielelemente ein:</text:p>
      <text:p text:style-name="P4"><text:span text:style-name="T1">- </text:span><text:span text:style-name="T38">Das Beitreten zu </text:span><text:span text:style-name="T1">„</text:span><text:span text:style-name="T38">Subcommittees“ bringt Spielern einmalig Vorteile</text:span></text:p>
      <text:p text:style-name="P4">- <text:span text:style-name="T38">Ein</text:span><text:span text:style-name="T50">en</text:span><text:span text:style-name="T38"> Stapel </text:span><text:span text:style-name="T49">neuer </text:span><text:span text:style-name="T38">Karten, d</text:span><text:span text:style-name="T49">ie</text:span><text:span text:style-name="T38"> pro Runde besondere Aktionen oder Effekte erlaub</text:span><text:span text:style-name="T49">en</text:span><text:span text:style-name="T38">/auslös</text:span><text:span text:style-name="T49">en</text:span></text:p>
      <text:h text:style-name="P23" text:outline-level="4">Spielmaterial</text:h>
      <text:p text:style-name="P2"><text:span text:style-name="T77">- </text:span><text:a xlink:type="simple" xlink:href="https://boardgamegeek.com/filepage/230587/arrakeen-scout-mode-card-conversion" text:style-name="Internet_20_link" text:visited-style-name="Visited_20_Internet_20_Link"><text:span text:style-name="T77">Die 35 Karten </text:span></text:a><text:a xlink:type="simple" xlink:href="https://boardgamegeek.com/filepage/230587/arrakeen-scout-mode-card-conversion" text:style-name="Internet_20_link" text:visited-style-name="Visited_20_Internet_20_Link"><text:span text:style-name="T78">von baktubak</text:span></text:a></text:p>
      <text:p text:style-name="P5">- Ein <text:span text:style-name="T19">sechs</text:span>seitiger Würfel (1W6)</text:p>
      <text:p text:style-name="P5">- <text:span text:style-name="T97">Die farbigen Holzwürfel aus dem Grundspiel</text:span></text:p>
      <text:h text:style-name="P24" text:outline-level="4">Die neuen Karten</text:h>
      <text:p text:style-name="P6"><text:span text:style-name="T79">Mission</text:span><text:span text:style-name="T81">-Karten: <text:tab/></text:span><text:span text:style-name="T82">Aufträge, die im Spielverlauf erfüllt werden <text:tab/><text:tab/><text:tab/>können. </text:span></text:p>
      <text:p text:style-name="P6"><text:span text:style-name="T79">Event</text:span><text:span text:style-name="T81">-Karten:<text:tab/></text:span><text:span text:style-name="T82">Ereignisse die alle Spieler betreffen, oder alle</text:span><text:span text:style-name="T83">n</text:span><text:span text:style-name="T82"> <text:tab/><text:tab/><text:tab/>Spielern </text:span><text:span text:style-name="T90">weitere</text:span><text:span text:style-name="T82"> Handlungsoptionen eröffnen.</text:span></text:p>
      <text:p text:style-name="P6"><text:span text:style-name="T79">Auction</text:span><text:span text:style-name="T81">-Karten: <text:tab/></text:span><text:span text:style-name="T83">Alle Spieler haben die Möglichkeit im Rahmen <text:tab/><text:tab/>einer Auktion </text:span><text:span text:style-name="T84">Dinge </text:span><text:span text:style-name="T85">(Ressourcen, Karten, </text:span><text:span text:style-name="T86">den <text:tab/><text:tab/><text:tab/></text:span><text:span text:style-name="T85">Mentat, Einfluss)</text:span><text:span text:style-name="T84"> zu erwerben. Es gibt </text:span><text:span text:style-name="T91">zwei <text:tab/><text:tab/><text:tab/>Arten von Auction-Karten, </text:span><text:span text:style-name="T84">„ertragreiche“ (2 und <text:tab/><text:tab/>mehr „Dinge“ sind zu erwerben) und <text:tab/><text:tab/><text:tab/><text:tab/>„</text:span><text:span text:style-name="T87">ertragsarme</text:span><text:span text:style-name="T84">“ (nur ein „Ding“ ist zu erwerben) <text:tab/><text:tab/></text:span><text:span text:style-name="T80">Auction</text:span><text:span text:style-name="T84">-Karten.</text:span></text:p>
      <text:p text:style-name="P6"><text:span text:style-name="T79">Sale</text:span><text:span text:style-name="T81">-Karten:</text:span><text:span text:style-name="T88"> <text:s text:c="4"/><text:tab/></text:span><text:span text:style-name="T89">Alle Spieler können einmalig die angebotenen <text:tab/><text:tab/><text:tab/>Waren kaufen.</text:span></text:p>
      <text:h text:style-name="P25" text:outline-level="4">Bieten <text:span text:style-name="T20">auf </text:span><text:span text:style-name="T28">Auction</text:span><text:span text:style-name="T20">-Karten</text:span></text:h>
      <text:p text:style-name="P7"><text:span text:style-name="T92">Alle </text:span>Spieler <text:span text:style-name="T92">nehmen ihren</text:span><text:span text:style-name="T10"> Vorrat der benötig</text:span><text:span text:style-name="T100">t</text:span><text:span text:style-name="T10">en</text:span> Ressourcen <text:span text:style-name="T76">(abhängig vom Kartentext) </text:span><text:span text:style-name="T92">in ihre</text:span> Hände <text:span text:style-name="T10">unter den Tisch. </text:span>Die Spieler <text:span text:style-name="T10">nehmen nun ausschließlich</text:span> die <text:span text:style-name="T10">Menge der Ressource in die rechte Hand, die sie in der Auktion bieten möchten. Auf ein Kommando ziehen </text:span><text:span text:style-name="T76">nun </text:span><text:span text:style-name="T10">alle Spieler </text:span><text:span text:style-name="T76">gleichzeitig </text:span><text:span text:style-name="T10">die rechte Hand unter dem Tisch hervor und </text:span><text:span text:style-name="T76">zeigen </text:span><text:span text:style-name="T23">die gebotene Menge an Ressourcen. </text:span><text:span text:style-name="T101">Ansonsten werden die Karten wie auf der Karte beschrieben abgehandelt.</text:span></text:p>
      <text:h text:style-name="P25" text:outline-level="4"><text:span text:style-name="T27">Event</text:span>-Karte „Cover<text:span text:style-name="T24">t</text:span> Operations“</text:h>
      <text:p text:style-name="P20"><text:span text:style-name="T95">Die Spieler wählen (in regulärer Reihenfolge) </text:span><text:span text:style-name="T42">reihum </text:span><text:span text:style-name="T41">eine der „Covert </text:span><text:span text:style-name="T39">Oper</text:span><text:span text:style-name="T40">a</text:span><text:span text:style-name="T39">tions</text:span><text:span text:style-name="T41">“ von der Karte. </text:span><text:span text:style-name="T93">Die Spieler markieren</text:span><text:span text:style-name="T41"> die gewählte „Covert Operation“ mit </text:span><text:span text:style-name="T94">ihrem</text:span><text:span text:style-name="T41"> farbigen Würfel. </text:span><text:span text:style-name="T42">Sobald ein Effekt abgehandelt wurde, wird der entsprechende Würfel wieder entfernt.</text:span></text:p>
      <text:h text:style-name="P25" text:outline-level="4">„Subcommittees“-<text:span text:style-name="T43">Karte</text:span></text:h>
      <text:p text:style-name="P21"><text:span text:style-name="T96">Spieler die </text:span><text:span text:style-name="T25">einen Sitz im „Hohen Rat“ ein</text:span><text:span text:style-name="T96">nehmen</text:span><text:span text:style-name="T25">, wähl</text:span><text:span text:style-name="T96">en</text:span><text:span text:style-name="T25"> <text:s/>ein</text:span><text:span text:style-name="T44">en Unterausschuss („Appropriations“, „Development,“ „Intelligence“, ...)</text:span><text:span text:style-name="T25"> von der Karte, </text:span><text:span text:style-name="T45"><text:s/>markier</text:span><text:span text:style-name="T96">en</text:span><text:span text:style-name="T45"> diesen Unterausschuss mit einem </text:span><text:span text:style-name="T96">ihrer</text:span><text:span text:style-name="T45"> farbigen Würfel</text:span><text:span text:style-name="T25"> und k</text:span><text:span text:style-name="T96">önnen</text:span><text:span text:style-name="T25"> </text:span><text:span text:style-name="T45">dann </text:span><text:span text:style-name="T25">einmalig den angegebenen Effekt ausführen.</text:span></text:p>
      <text:h text:style-name="P25" text:outline-level="4"><text:span text:style-name="T25">E</text:span>rmitteln <text:span text:style-name="T46">einer</text:span> „<text:span text:style-name="T27">50% Chance“</text:span></text:h>
      <text:p text:style-name="P22">Um ein, <text:span text:style-name="T52">in der „digitalen Version“ </text:span><text:span text:style-name="T51">von der App simuliertes, </text:span>Zufallselement in den <text:span text:style-name="T53">Aufbau und </text:span><text:span text:style-name="T54">Spielablauf</text:span> einzubauen, werden in <text:span text:style-name="T48">dieser Anleitung</text:span> immer wieder Dinge abhängig von einer 50% Chance ausgelöst. Diese wird durch <text:span text:style-name="T48">den</text:span> <text:span text:style-name="T48">W</text:span>urf eines W6 ermittelt: <text:s/>Ein <text:span text:style-name="T55">Würfelergebnis</text:span> von 1-3 gilt als „ausgelöst“, 4-6 als „nicht ausgelöst“.</text:p>
      <text:h text:style-name="P26" text:outline-level="4"><text:span text:style-name="T2">Aufbau</text:span> </text:h>
      <text:p text:style-name="P8"><text:span text:style-name="T6">In jedem Spiel w</text:span><text:span text:style-name="T57">ird </text:span><text:span text:style-name="T67">eine </text:span><text:span text:style-name="T61">bestimme</text:span><text:span text:style-name="T57"> Zusammenstellung von </text:span><text:span text:style-name="T64">3 </text:span><text:span text:style-name="T27">Mission</text:span>-, <text:span text:style-name="T64">4 </text:span><text:span text:style-name="T27">Event</text:span>-, <text:span text:style-name="T64">1-2 </text:span><text:span text:style-name="T27">Auction</text:span>-, <text:span text:style-name="T6">und </text:span><text:span text:style-name="T64">1 </text:span><text:span text:style-name="T27">Sale</text:span>-<text:span text:style-name="T6">Karte verwendet, </text:span><text:span text:style-name="T61">um zu garantieren</text:span><text:span text:style-name="T60">, dass bestimmte Kartentypen </text:span><text:span text:style-name="T62">zu </text:span><text:span text:style-name="T63">festen</text:span><text:span text:style-name="T62"> Zeitpunkten</text:span><text:span text:style-name="T60"> ins Spiel kommen.</text:span></text:p>
      <text:p text:style-name="P10"><text:span text:style-name="T36">A</text:span><text:span text:style-name="T32">uction</text:span><text:span text:style-name="T66">-Karten sind die einzigen Karten deren Anzahl und Position im Stapel variabel ist, daher sind in der </text:span><text:span text:style-name="T98">folgenden </text:span><text:span text:style-name="T66">Liste mehrere mögliche Positionen für sie angegeben.</text:span></text:p>
      <text:p text:style-name="P10">Dabei <text:span text:style-name="T68">werden die Karten wie </text:span><text:span text:style-name="T98">folgt</text:span><text:span text:style-name="T68"> </text:span><text:span text:style-name="T98">gestapelt</text:span><text:span text:style-name="T68"> (die </text:span>obersten Karten der Liste zu oberst im Stapel, <text:span text:style-name="T68">usw.),</text:span> wobei alle Karten verdeckt <text:span text:style-name="T68">einsortiert werden</text:span>.</text:p>
      <text:p text:style-name="P10"/>
      <text:list xml:id="list356088805" text:style-name="L1">
        <text:list-item>
          <text:p text:style-name="P27">3 <text:span text:style-name="T27">Mission</text:span>-<text:span text:style-name="T5">Karten</text:span></text:p>
        </text:list-item>
        <text:list-item>
          <text:p text:style-name="P27">2 <text:span text:style-name="T27">Event</text:span>-<text:span text:style-name="T5">Karten</text:span></text:p>
        </text:list-item>
        <text:list-item>
          <text:p text:style-name="P27">1 <text:span text:style-name="T27">Auction</text:span>-<text:span text:style-name="T5">Karte (optional, </text:span><text:span text:style-name="T22">„frühe Karte“</text:span><text:span text:style-name="T5">)</text:span></text:p>
        </text:list-item>
        <text:list-item>
          <text:p text:style-name="P27">2 <text:span text:style-name="T27">Event</text:span>-<text:span text:style-name="T5">Karten</text:span></text:p>
        </text:list-item>
        <text:list-item>
          <text:p text:style-name="P27">1 <text:span text:style-name="T27">Auction</text:span>-<text:span text:style-name="T5">Karte (optional, „</text:span><text:span text:style-name="T22">späte Karte“</text:span><text:span text:style-name="T5">)</text:span></text:p>
        </text:list-item>
        <text:list-item>
          <text:p text:style-name="P27">1 <text:span text:style-name="T27">Sale</text:span>-<text:span text:style-name="T5">K</text:span>ar<text:span text:style-name="T5">te</text:span></text:p>
        </text:list-item>
        <text:list-item>
          <text:p text:style-name="P27">1 <text:span text:style-name="T27">Auction</text:span>-<text:span text:style-name="T5">Karte (optional, „</text:span><text:span text:style-name="T65">letzte Karte“</text:span><text:span text:style-name="T5">)</text:span></text:p>
        </text:list-item>
      </text:list>
      <text:p text:style-name="P9"/>
      <text:p text:style-name="P11">Für die Auswahl der Karten gilt:</text:p>
      <text:list xml:id="list3385835320" text:style-name="L2">
        <text:list-item>
          <text:p text:style-name="P31"><text:span text:style-name="T27">3 </text:span><text:span text:style-name="T29">M</text:span><text:span text:style-name="T27">ission-</text:span><text:span text:style-name="T58">Karten, zufällig, aber</text:span></text:p>
          <text:list>
            <text:list-item>
              <text:p text:style-name="P31"><text:span text:style-name="T58">max. 1 „Muster an Army“ </text:span><text:span text:style-name="T27">Mission</text:span><text:span text:style-name="T58">-Karte</text:span></text:p>
            </text:list-item>
          </text:list>
        </text:list-item>
      </text:list>
      <text:list xml:id="list1394185355" text:style-name="L3">
        <text:list-item>
          <text:p text:style-name="P28">4 <text:span text:style-name="T27">Event</text:span><text:span text:style-name="T3">-K</text:span>arten, <text:span text:style-name="T57">zufällig, aber</text:span></text:p>
          <text:list>
            <text:list-item>
              <text:p text:style-name="P32"><text:span text:style-name="T57">jeweils max. 1 </text:span>„Intrig<text:span text:style-name="T1">u</text:span>e <text:span text:style-name="T1">B</text:span>onus“, „Influence Gain“, „Influence Reduction“ <text:span text:style-name="T1">und</text:span> „Spice Gain“ <text:span text:style-name="T31">Event</text:span>-<text:span text:style-name="T57">Karte</text:span></text:p>
            </text:list-item>
          </text:list>
        </text:list-item>
        <text:list-item>
          <text:p text:style-name="P29">1 <text:span text:style-name="T27">Sale</text:span><text:span text:style-name="T4">-K</text:span>arte, zufällig</text:p>
        </text:list-item>
        <text:list-item>
          <text:p text:style-name="P29"><text:span text:style-name="T59">1-2 </text:span><text:span text:style-name="T29">Auction</text:span><text:span text:style-name="T21">-Karten, </text:span><text:span text:style-name="T57">zufällig, aber</text:span></text:p>
          <text:list>
            <text:list-item>
              <text:p text:style-name="P29"><text:span text:style-name="T21">max. 1 „</text:span><text:span text:style-name="T56">ertragreiche“ </text:span><text:span text:style-name="T21">Karte </text:span><text:span text:style-name="T56">(s.o.)</text:span></text:p>
            </text:list-item>
            <text:list-item>
              <text:p text:style-name="P33">max. 1 „ertragsarme“ Karte (s.o.)</text:p>
            </text:list-item>
            <text:list-item>
              <text:p text:style-name="P34">50% Chance, dass eine „ertragsarme“ Karte an der Position „frühe Karte“ (s.o.) eingefügt wird, ansonsten wird eine „ertragreiche“ Karte an der Position „späte Karte“ (s.o.) eingefügt.</text:p>
            </text:list-item>
            <text:list-item>
              <text:p text:style-name="P30"><text:span text:style-name="T69">50% Chance, dass eine weitere </text:span><text:span text:style-name="T33">Auction</text:span><text:span text:style-name="T69">-Karte hinzu kommt </text:span><text:span text:style-name="T70">(wenn </text:span><text:span text:style-name="T71">die </text:span><text:span text:style-name="T70">erste Auction-Karte eine „ertragsarme“ war, wähle nun eine „ertragreiche“, und umgekehrt). Diese Karte wird dann</text:span><text:span text:style-name="T69"> an der Position „letzte Karte“ </text:span><text:span text:style-name="T70">(s.o.) eingefügt.</text:span></text:p>
            </text:list-item>
          </text:list>
        </text:list-item>
      </text:list>
      <text:h text:style-name="P26" text:outline-level="4">Spielablauf</text:h>
      <text:p text:style-name="P12">Die Karte für die „Subcommittees“ wird in der Nähe des „Hohe<text:span text:style-name="T99">r</text:span> Rat“-Feldes positioniert.</text:p>
      <text:p text:style-name="P12">Der wie oben beschrieben <text:span text:style-name="T99">gebildete</text:span> Kartenstapel wird neben dem Spielplan bereit gelegt, und dann wird wie folgt vorgegangen:</text:p>
      <text:p text:style-name="P13"><text:span text:style-name="T13">Runde</text:span><text:span text:style-name="T12"> 1:</text:span><text:span text:style-name="T16"> </text:span><text:span text:style-name="T7">Es werden keine Karten aufgedeckt.</text:span></text:p>
      <text:p text:style-name="P14"><text:span text:style-name="T13">Runde 2:</text:span><text:span text:style-name="T17"> </text:span><text:span text:style-name="T46">Mit </text:span><text:span text:style-name="T30">50% Chance</text:span><text:span text:style-name="T46"> werden 2 </text:span><text:span text:style-name="T30">Misson</text:span><text:span text:style-name="T46">-Karten <text:tab/><text:tab/>aufgedeckt, sonst nur eine.</text:span></text:p>
      <text:p text:style-name="P18"><text:span text:style-name="T15">Runde 3:</text:span><text:span text:style-name="T18"> </text:span><text:span text:style-name="T7">Decke</text:span> <text:span text:style-name="T8">die verbleibenden </text:span><text:span text:style-name="T27">Mission</text:span>-<text:span text:style-name="T7">Karten auf </text:span><text:span text:style-name="T47">(1-2)</text:span>.</text:p>
      <text:p text:style-name="P18"><text:span text:style-name="T15">Runde</text:span><text:span text:style-name="T14"> 4:</text:span><text:span text:style-name="T11"> </text:span><text:span text:style-name="T7">Decke</text:span> 1 <text:span text:style-name="T27">Event</text:span><text:span text:style-name="T7">-Karte auf.</text:span></text:p>
      <text:p text:style-name="P15"><text:span text:style-name="T13">Runde</text:span><text:span text:style-name="T12"> 5:</text:span><text:span text:style-name="T16"> </text:span><text:span text:style-name="T7">Decke</text:span> 1 <text:span text:style-name="T27">Event</text:span><text:span text:style-name="T7">-Karte auf.</text:span> <text:span text:style-name="T72">Befindet sich <text:tab/><text:tab/><text:tab/>eine </text:span><text:span text:style-name="T34">Auction</text:span><text:span text:style-name="T72">-Karte an der Position „frühe Karte“, <text:tab/>decke sie mit 50% Chance auf.</text:span></text:p>
      <text:p text:style-name="P16"><text:span text:style-name="T13">Runde</text:span><text:span text:style-name="T12"> 6:</text:span><text:span text:style-name="T16"> </text:span><text:span text:style-name="T7">Decke</text:span> 1 <text:span text:style-name="T27">Event</text:span><text:span text:style-name="T7">-Karte auf.</text:span> <text:span text:style-name="T72">Wurde die </text:span><text:span text:style-name="T34">Auction</text:span><text:span text:style-name="T72">-Karte <text:tab/>an der Position „frühe Karte“ noch nicht aufgedeckt</text:span><text:span text:style-name="T26">, <text:tab/>decke sie jetzt auf.</text:span></text:p>
      <text:p text:style-name="P19"><text:span text:style-name="T15">Runde</text:span><text:span text:style-name="T14"> 7:</text:span><text:span text:style-name="T11"> </text:span><text:span text:style-name="T7">Decke</text:span> 1 <text:span text:style-name="T27">Event</text:span><text:span text:style-name="T7">-Karte auf.</text:span></text:p>
      <text:p text:style-name="P17"><text:span text:style-name="T13">Runde</text:span><text:span text:style-name="T12"> 8:</text:span><text:span text:style-name="T16"> </text:span><text:span text:style-name="T74">Mi</text:span><text:span text:style-name="T73">t 50% Chance </text:span><text:span text:style-name="T74">d</text:span><text:span text:style-name="T26">ecke </text:span><text:span text:style-name="T74">die </text:span><text:span text:style-name="T35">Auction</text:span><text:span text:style-name="T74">-Karte auf der <text:tab/>Position „späte Karte“ auf </text:span><text:span text:style-name="T75">(falls die Karte existiert)</text:span><text:span text:style-name="T74">, <text:tab/>ansonsten decke die </text:span><text:span text:style-name="T35">Sale</text:span><text:span text:style-name="T74">-Karte auf.</text:span></text:p>
      <text:p text:style-name="P17"><text:span text:style-name="T13">Runde</text:span><text:span text:style-name="T12"> 9:</text:span><text:span text:style-name="T16"> </text:span><text:span text:style-name="T37">Ist</text:span><text:span text:style-name="T9"> eine </text:span><text:span text:style-name="T27">Sale</text:span>- o<text:span text:style-name="T9">de</text:span>r <text:span text:style-name="T27">Auction</text:span>-<text:span text:style-name="T5">Karte </text:span><text:span text:style-name="T9">übrig</text:span>, <text:span text:style-name="T9">decke diese <text:tab/>nun auf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une Rise" svg:font-family="'Dune Ris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Dune Rise" fo:font-weight="bold" officeooo:rsid="00072883" officeooo:paragraph-rsid="00163e87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une: Imperium – Arrakeen Scout M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2:11:09.504269401</meta:creation-date>
    <meta:editing-duration>P0D</meta:editing-duration>
    <meta:editing-cycles>1</meta:editing-cycles>
    <meta:generator>LibreOffice/7.2.6.2$Linux_X86_64 LibreOffice_project/20$Build-2</meta:generator>
    <meta:document-statistic meta:table-count="0" meta:image-count="0" meta:object-count="0" meta:page-count="1" meta:paragraph-count="55" meta:word-count="700" meta:character-count="4810" meta:non-whitespace-character-count="4133"/>
  </office:meta>
</office:document-meta>
</file>